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9/18/2016<text:tab/>$ <text:s/>55.81<text:tab/>PCBCART order #518778 </text:p>
      <text:p text:style-name="Standard">9/18/2016<text:tab/>$ <text:s/>23.34<text:tab/>eBay: 6 Arduinos</text:p>
      <text:p text:style-name="Standard">9/19/2016 <text:tab/>$101.83<text:tab/>eBay: </text:p>
      <text:p text:style-name="Standard"><text:tab/><text:tab/><text:tab/><text:tab/> <text:s/>10 DB25's <text:tab/><text:tab/>@ $1.223<text:tab/><text:tab/>$ 12.23</text:p>
      <text:p text:style-name="Standard"><text:tab/><text:tab/><text:tab/><text:tab/> <text:s/>10 MAX6818's <text:tab/>@ $6.00+$4.90<text:tab/>$ 64.90</text:p>
      <text:p text:style-name="Standard"><text:tab/><text:tab/><text:tab/><text:tab/> <text:s/>10 TD62783's <text:tab/>@ $1.134<text:tab/><text:tab/>$ 11.34</text:p>
      <text:p text:style-name="Standard"><text:tab/><text:tab/><text:tab/><text:tab/>100 0.33uF's<text:tab/><text:tab/>@ $0.0449<text:tab/><text:tab/>$ <text:s text:c="2"/>4.49</text:p>
      <text:p text:style-name="Standard"><text:tab/><text:tab/><text:tab/><text:tab/> <text:s text:c="3"/>2 solder flux<text:tab/>@ $2.45+2.98<text:tab/><text:tab/>$ <text:s text:c="2"/>7.88</text:p>
      <text:p text:style-name="Standard"><text:tab/><text:tab/><text:tab/><text:tab/> 100 0.1uF's<text:tab/><text:tab/>@ $0.0099<text:tab/><text:tab/>$ <text:s text:c="2"/>0.99</text:p>
      <text:p text:style-name="Standard"><text:tab/><text:tab/><text:tab/><text:tab/><text:tab/><text:tab/><text:tab/><text:tab/><text:tab/><text:tab/>=====</text:p>
      <text:p text:style-name="Standard"><text:tab/><text:tab/><text:tab/><text:tab/><text:tab/><text:tab/><text:tab/><text:tab/><text:tab/><text:tab/>$101.83</text:p>
      <text:p text:style-name="Standard"/>
      <text:p text:style-name="Standard">11/25/2016<text:tab/>$ <text:s/>21.01<text:tab/>250 Female connectors @ $0.06572<text:tab/><text:tab/>$ <text:s/>16.43</text:p>
      <text:p text:style-name="Standard"><text:tab/><text:tab/><text:tab/><text:tab/>Tax &amp; Shipping<text:tab/><text:tab/><text:tab/><text:tab/>$ <text:s text:c="3"/>4.58</text:p>
      <text:p text:style-name="Standard"><text:tab/><text:tab/><text:tab/><text:tab/><text:tab/><text:tab/><text:tab/><text:tab/><text:tab/><text:tab/>======</text:p>
      <text:p text:style-name="Standard"><text:tab/><text:tab/><text:tab/><text:tab/><text:tab/><text:tab/><text:tab/><text:tab/><text:tab/><text:tab/>$ <text:s/>21.01</text:p>
      <text:p text:style-name="Standard"/>
      <text:p text:style-name="Standard">11/27/2016<text:tab/>$ <text:s/>73.31<text:tab/>PCBCART order #521453 </text:p>
      <text:p text:style-name="Standard"/>
      <text:p text:style-name="Standard">6/27/2017<text:tab/>$ <text:s/>15.75<text:tab/>3ea OLED displays <text:tab/>(ebay)<text:tab/><text:tab/><text:tab/>$ <text:s/>15.75</text:p>
      <text:p text:style-name="Standard"/>
      <text:p text:style-name="Standard">7/4/2017<text:tab/>$ <text:s/>73.31<text:tab/>PCBCART order #530223 </text:p>
      <text:p text:style-name="Standard"/>
      <text:p text:style-name="Standard">7/10/2017<text:tab/>$ <text:s/>16.10<text:tab/>5ea OLED displays<text:tab/>(ebay)<text:tab/><text:tab/><text:tab/>$16.10</text:p>
      <text:p text:style-name="Standard"/>
      <text:p text:style-name="Standard">7/10/2017<text:tab/>$ <text:s/>31.40<text:tab/>10ea OLED displays<text:tab/>(ebay)<text:tab/><text:tab/><text:tab/>$31.40</text:p>
      <text:p text:style-name="Standard"/>
      <text:p text:style-name="Standard">7/12/2017<text:tab/>$ <text:s/>10.31<text:tab/>35 Tactile Switches<text:tab/>@ $0.152<text:tab/><text:tab/>$ <text:s/>5.32</text:p>
      <text:p text:style-name="Standard"><text:tab/><text:tab/><text:tab/><text:tab/>Tax &amp; Shipping<text:tab/><text:tab/><text:tab/><text:tab/>$ <text:s/>4.99</text:p>
      <text:p text:style-name="Standard"><text:tab/><text:tab/><text:tab/><text:tab/><text:tab/><text:tab/><text:tab/><text:tab/><text:tab/><text:tab/>=====</text:p>
      <text:p text:style-name="Standard"><text:tab/><text:tab/><text:tab/><text:tab/><text:tab/><text:tab/><text:tab/><text:tab/><text:tab/><text:tab/>$10.31 <text:s/></text:p>
      <text:p text:style-name="Standard"/>
      <text:p text:style-name="Standard">7/20/2017<text:tab/>$ <text:s/>5.67<text:tab/><text:tab/>5000ea 0805 pkg 0 ohm resistors<text:tab/><text:tab/>$ <text:s/>5.67</text:p>
      <text:p text:style-name="Standard"/>
      <text:p text:style-name="Standard">7/21/2017<text:tab/>$ <text:s/>4.74<text:tab/><text:tab/>50ea 1812 pkg 10uf Capacitors<text:tab/><text:tab/>$ <text:s/>4.74</text:p>
      <text:p text:style-name="Standard"><text:s/></text:p>
      <text:p text:style-name="Standard">7/22/2017<text:tab/>$ <text:s text:c="2"/>0.99<text:tab/>100ea 0805 pkg <text:s/>0.1uF Capacitors<text:tab/><text:tab/>$ <text:s/>0.99</text:p>
      <text:p text:style-name="Standard"/>
      <text:p text:style-name="Standard">20/7/2017<text:tab/>$ <text:s/>53.66<text:tab/>Mouser</text:p>
      <text:p text:style-name="Standard"><text:tab/><text:tab/><text:tab/><text:tab/>Screws, spacers, 4-pin sockets</text:p>
      <text:p text:style-name="Standard"/>
      <text:p text:style-name="Standard">7/30/2017<text:tab/>$ <text:s/>77.51<text:tab/>PCBCART order #531272 </text:p>
      <text:p text:style-name="Standard"/>
      <text:p text:style-name="Standard">26/8/2017<text:tab/>$ <text:s text:c="2"/>1.72<text:tab/>10 magnetic reed switches<text:tab/><text:tab/><text:tab/>$ <text:s/>1.72</text:p>
      <text:p text:style-name="Standard"/>
      <text:p text:style-name="Standard">1/5/2018<text:tab/>$ <text:s/>99.89<text:tab/>PCBCART order #537409 </text:p>
      <text:p text:style-name="Standard"/>
      <text:p text:style-name="Standard">8/29/2018<text:tab/>$ <text:s/>92.54<text:tab/>PCBCART order #546364 </text:p>
      <text:p text:style-name="Standard"/>
      <text:p text:style-name="Standard"><text:soft-page-break/>?/?/2017<text:tab/>$?<text:tab/><text:tab/>FRAM</text:p>
      <text:p text:style-name="Standard"/>
      <text:p text:style-name="Standard">19/8/2017<text:tab/>$ <text:s/>44.09<text:tab/>100 SMT LEDs<text:tab/><text:tab/>@.391<text:tab/><text:tab/>$39.10</text:p>
      <text:p text:style-name="Standard"><text:tab/><text:tab/><text:tab/><text:tab/>Tax &amp; Shipping<text:tab/><text:tab/><text:tab/><text:tab/>$ <text:s/>4.99</text:p>
      <text:p text:style-name="Standard"><text:tab/><text:tab/><text:tab/><text:tab/><text:tab/><text:tab/><text:tab/><text:tab/><text:tab/><text:tab/>=====</text:p>
      <text:p text:style-name="Standard"><text:tab/><text:tab/><text:tab/><text:tab/><text:tab/><text:tab/><text:tab/><text:tab/><text:tab/><text:tab/>$44.09 <text:s text:c="2"/></text:p>
      <text:p text:style-name="Standard"/>
      <text:p text:style-name="Standard">5/1/2018<text:tab/>$ <text:s/>17.59<text:tab/>100 NC7SZ125M5X Buffer<text:tab/>@ $0.126<text:tab/>$12.60</text:p>
      <text:p text:style-name="Standard"><text:tab/><text:tab/><text:tab/><text:tab/>Tax &amp; Shipping<text:tab/><text:tab/><text:tab/><text:tab/>$ <text:s/>4.99</text:p>
      <text:p text:style-name="Standard"><text:tab/><text:tab/><text:tab/><text:tab/><text:tab/><text:tab/><text:tab/><text:tab/><text:tab/><text:tab/>=====</text:p>
      <text:p text:style-name="Standard"><text:tab/><text:tab/><text:tab/><text:tab/><text:tab/><text:tab/><text:tab/><text:tab/><text:tab/><text:tab/>$17.59 <text:s text:c="2"/></text:p>
      <text:p text:style-name="Standard"/>
      <text:p text:style-name="Standard">8/11/2018<text:tab/>$ <text:s/>33.32<text:tab/>8 OLED displays @3.24<text:tab/><text:tab/><text:tab/>$24.92</text:p>
      <text:p text:style-name="Standard"><text:tab/><text:tab/><text:tab/><text:tab/>Shipping &amp; Handling<text:tab/><text:tab/><text:tab/><text:tab/>$ <text:s/>7.42</text:p>
      <text:p text:style-name="Standard"><text:tab/><text:tab/><text:tab/><text:tab/><text:tab/><text:tab/><text:tab/><text:tab/><text:tab/><text:tab/>=====</text:p>
      <text:p text:style-name="Standard"><text:tab/><text:tab/><text:tab/><text:tab/><text:tab/><text:tab/><text:tab/><text:tab/><text:tab/><text:tab/>$33.32</text:p>
      <text:p text:style-name="Standard"/>
      <text:p text:style-name="Standard">8/?/2017<text:tab/>$300.00<text:tab/>Software Development – pd to Christopher Thomason</text:p>
      <text:p text:style-name="Standard"/>
      <text:p text:style-name="Standard">8/27/2018<text:tab/>$ <text:s/>32.87 <text:tab/>50 NUP4114 ESD diodes<text:tab/>@ $0.533<text:tab/>$26.65</text:p>
      <text:p text:style-name="Standard"><text:tab/><text:tab/><text:tab/><text:tab/>Tax &amp; Shipping<text:tab/><text:tab/><text:tab/><text:tab/>$ <text:s/>6.22</text:p>
      <text:p text:style-name="Standard"><text:tab/><text:tab/><text:tab/><text:tab/><text:tab/><text:tab/><text:tab/><text:tab/><text:tab/><text:tab/>=====</text:p>
      <text:p text:style-name="Standard"><text:tab/><text:tab/><text:tab/><text:tab/><text:tab/><text:tab/><text:tab/><text:tab/><text:tab/><text:tab/>$32.87 <text:s text:c="2"/></text:p>
      <text:p text:style-name="Standard"/>
      <text:p text:style-name="Standard">8/31/2018<text:tab/>$ 39.90<text:tab/>1 reel 0805 10-ohm chip resistor (ebay)<text:tab/>$ 39.90</text:p>
      <text:p text:style-name="Standard"/>
      <text:p text:style-name="Standard">8/31/2018<text:tab/>$ 22.50<text:tab/>2 ea 5x 100K resistor network (ebay)</text:p>
      <text:p text:style-name="Standard"/>
      <text:p text:style-name="Standard">8/31/2018<text:tab/>$ <text:s/>6.15<text:tab/><text:tab/>100ea 0805 0.01uF smt capacitors (ebay)<text:tab/>$ <text:s/>6.15</text:p>
      <text:p text:style-name="Standard"><text:tab/></text:p>
      <text:p text:style-name="Standard">10/26/2018<text:tab/>$ <text:s text:c="2"/>5.57<text:tab/>2ea 5x 10K resistor network (ebay)<text:tab/><text:tab/>$ <text:s text:c="2"/>5.57</text:p>
      <text:p text:style-name="Standard"/>
      <text:p text:style-name="Standard">11/07/2018<text:tab/>$ <text:s/>61.77<text:tab/>DigiKey: <text:s/></text:p>
      <text:p text:style-name="Standard"><text:tab/><text:tab/><text:tab/><text:tab/>10 256K FRAMs<text:tab/><text:tab/>@ $3.832<text:tab/>$38.32</text:p>
      <text:p text:style-name="Standard"><text:tab/><text:tab/><text:tab/><text:tab/>20 0.1” Connector Headers<text:tab/>@ $0.454<text:tab/>$ <text:s/>9.08</text:p>
      <text:p text:style-name="Standard"><text:tab/><text:tab/><text:tab/><text:tab/>Tax &amp; Shipping<text:tab/><text:tab/><text:tab/><text:tab/>$14.37</text:p>
      <text:p text:style-name="Standard"><text:tab/><text:tab/><text:tab/><text:tab/><text:tab/><text:tab/><text:tab/><text:tab/><text:tab/><text:tab/>=====</text:p>
      <text:p text:style-name="Standard"><text:tab/><text:tab/><text:tab/><text:tab/><text:tab/><text:tab/><text:tab/><text:tab/><text:tab/><text:tab/>$61.77 <text:s text:c="2"/></text:p>
      <text:p text:style-name="Standard"/>
      <text:p text:style-name="Standard">11/17/2018<text:tab/>$ <text:s text:c="2"/>4.99<text:tab/>5 meters music wire 0.022” dia (ebay)<text:tab/>$ <text:s text:c="2"/>4.99</text:p>
      <text:p text:style-name="Standard"/>
      <text:p text:style-name="Standard">11/29/2018<text:tab/>$ <text:s text:c="2"/>9.98<text:tab/>2ea 5 meters music wire 0.022” dia (ebay)<text:tab/>$ <text:s text:c="2"/>9.98</text:p>
      <text:p text:style-name="Standard"/>
      <text:p text:style-name="Standard">11/22/2018<text:tab/>$ <text:s/>44.95<text:tab/>eBay: <text:s/>5 Arduinos @ $8.99 ea.</text:p>
      <text:p text:style-name="Standard"/>
      <text:p text:style-name="Standard">11/21/2018<text:tab/>$ <text:s/>20.69<text:tab/>3D Hubs: <text:s text:c="2"/>Arduino Mount, 1 @ 6.69 + 4.00 startup + 10.00 shipping</text:p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Naegle</meta:initial-creator>
    <meta:creation-date>2019-01-01T20:05:31.47</meta:creation-date>
    <dc:date>2019-01-25T00:21:19.02</dc:date>
    <dc:creator>David Naegle</dc:creator>
    <meta:editing-duration>P10DT17H55M16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3" meta:paragraph-count="67" meta:word-count="385" meta:character-count="2501"/>
  </office:meta>
</office:document-meta>
</file>